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4pt" style:font-name-asian="Times-Roman" style:font-size-asian="14pt" style:font-name-complex="Times-Roman" style:font-size-complex="14pt"/>
    </style:style>
  </office:automatic-styles>
  <office:body>
    <office:text>
      <text:tracked-changes>
        <text:changed-region text:id="ct849864944">
          <text:deletion>
            <office:change-info>
              <dc:creator>Wednesday Wednesday</dc:creator>
              <dc:date>2010-09-28T10:27:00</dc:date>
            </office:change-info>
            <text:p text:style-name="P1">graph</text:p>
          </text:deletion>
        </text:changed-region>
        <text:changed-region text:id="ct907724480">
          <text:deletion>
            <office:change-info>
              <dc:creator>Wednesday Wednesday</dc:creator>
              <dc:date>2010-09-28T10:27:00</dc:date>
            </office:change-info>
            <text:p text:style-name="P1">evolv</text:p>
          </text:deletion>
        </text:changed-region>
        <text:changed-region text:id="ct604713680">
          <text:deletion>
            <office:change-info>
              <dc:creator>Tuesday Tuesday</dc:creator>
              <dc:date>2010-09-28T10:26:00</dc:date>
            </office:change-info>
            <text:p text:style-name="P1">will </text:p>
          </text:deletion>
        </text:changed-region>
        <text:changed-region text:id="ct907723184">
          <text:insertion>
            <office:change-info>
              <dc:creator>Wednesday Wednesday</dc:creator>
              <dc:date>2010-09-28T10:27:00</dc:date>
            </office:change-info>
          </text:insertion>
        </text:changed-region>
        <text:changed-region text:id="ct849970400">
          <text:insertion>
            <office:change-info>
              <dc:creator>Tuesday Tuesday</dc:creator>
              <dc:date>2010-09-28T10:26:00</dc:date>
            </office:change-info>
          </text:insertion>
        </text:changed-region>
        <text:changed-region text:id="ct901117200">
          <text:deletion>
            <office:change-info>
              <dc:creator>Tuesday Tuesday</dc:creator>
              <dc:date>2010-09-28T10:26:00</dc:date>
            </office:change-info>
            <text:p text:style-name="P1"><text:s/>during this week</text:p>
          </text:deletion>
        </text:changed-region>
        <text:changed-region text:id="ct604889792">
          <text:insertion>
            <office:change-info>
              <dc:creator>Thursday Thursday</dc:creator>
              <dc:date>2010-09-28T10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ara<text:change text:change-id="ct849864944"/> <text:change text:change-id="ct907724480"/><text:change text:change-id="ct604713680"/><text:change-start text:change-id="ct907723184"/>chang<text:change-end text:change-id="ct907723184"/>e<text:change-start text:change-id="ct849970400"/>s<text:change-end text:change-id="ct849970400"/><text:change text:change-id="ct901117200"/><text:change-start text:change-id="ct604889792"/>: some content s added, some removed<text:change-end text:change-id="ct604889792"/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Di Iorio</meta:initial-creator>
    <meta:creation-date>2010-09-28T10:22:19</meta:creation-date>
    <dc:date>2010-09-28T10:29:55</dc:date>
    <dc:creator>Thursday Thursday</dc:creator>
    <meta:editing-duration>PT00H04M56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1" meta:paragraph-count="5" meta:word-count="15" meta:character-count="86"/>
  </office:meta>
</office:document-meta>
</file>